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/WO Quality Contr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perate 60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Constraint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 of Constraint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formula="of:=[.$A$7]" office:value-type="string" office:string-value="Y" calcext:value-type="string">
            <text:p>Y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$A$9]" office:value-type="string" office:string-value="NC2" calcext:value-type="string">
            <text:p>NC2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N20</text:p>
          </table:table-cell>
          <table:table-cell/>
          <table:table-cell table:formula="of:=[.$A$7]" office:value-type="string" office:string-value="Y" calcext:value-type="string">
            <text:p>Y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A$9]" office:value-type="string" office:string-value="NC2" calcext:value-type="string">
            <text:p>NC2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office:value-type="string" calcext:value-type="string">
            <text:p>NC2</text:p>
          </table:table-cell>
          <table:table-cell office:value-type="string" calcext:value-type="string">
            <text:p>NC10</text:p>
          </table:table-cell>
          <table:table-cell/>
          <table:table-cell table:formula="of:=[.$A$7]" office:value-type="string" office:string-value="Y" calcext:value-type="string">
            <text:p>Y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C10</text:p>
          </table:table-cell>
          <table:table-cell/>
          <table:table-cell table:formula="of:=[.$A$7]" office:value-type="string" office:string-value="Y" calcext:value-type="string">
            <text:p>Y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A$7]" office:value-type="string" office:string-value="Y" calcext:value-type="string">
            <text:p>Y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A$9]" office:value-type="string" office:string-value="NC2" calcext:value-type="string">
            <text:p>NC2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A$7]" office:value-type="string" office:string-value="Y" calcext:value-type="string">
            <text:p>Y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A$9]" office:value-type="string" office:string-value="NC2" calcext:value-type="string">
            <text:p>NC2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A$7]" office:value-type="string" office:string-value="Y" calcext:value-type="string">
            <text:p>Y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A$7]" office:value-type="string" office:string-value="Y" calcext:value-type="string">
            <text:p>Y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$A$9]" office:value-type="string" office:string-value="NC2" calcext:value-type="string">
            <text:p>NC2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A$9]" office:value-type="string" office:string-value="NC2" calcext:value-type="string">
            <text:p>NC2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A$8]" office:value-type="string" office:string-value="N5" calcext:value-type="string">
            <text:p>N5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A$9]" office:value-type="string" office:string-value="NC2" calcext:value-type="string">
            <text:p>NC2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A$9]" office:value-type="string" office:string-value="NC2" calcext:value-type="string">
            <text:p>NC2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A$10]" office:value-type="string" office:string-value="SC2" calcext:value-type="string">
            <text:p>SC2</text:p>
          </table:table-cell>
          <table:table-cell office:value-type="string" calcext:value-type="string">
            <text:p>†</text:p>
          </table:table-cell>
        </table:table-row>
        <table:table-row table:style-name="ro1">
          <table:table-cell table:number-columns-repeated="3"/>
          <table:table-cell table:formula="of:=[.$B$7]" office:value-type="string" office:string-value="N" calcext:value-type="string">
            <text:p>N</text:p>
          </table:table-cell>
          <table:table-cell table:formula="of:=[.$B$8]" office:value-type="string" office:string-value="N20" calcext:value-type="string">
            <text:p>N20</text:p>
          </table:table-cell>
          <table:table-cell table:formula="of:=[.$B$9]" office:value-type="string" office:string-value="NC10" calcext:value-type="string">
            <text:p>NC10</text:p>
          </table:table-cell>
          <table:table-cell table:formula="of:=[.$B$10]" office:value-type="string" office:string-value="SC10" calcext:value-type="string">
            <text:p>SC10</text:p>
          </table:table-cell>
          <table:table-cell office:value-type="string" calcext:value-type="string">
            <text:p>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00/00/00</text:date>, <text:time style:data-style-name="N2" text:time-value="09:53:08.79420326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3T09:53:21.507558292</meta:creation-date>
    <meta:editing-duration>PT7M4S</meta:editing-duration>
    <meta:editing-cycles>3</meta:editing-cycles>
    <meta:generator>LibreOffice/6.4.4.2$Linux_X86_64 LibreOffice_project/40$Build-2</meta:generator>
    <dc:date>2020-07-03T10:30:43.801387403</dc:date>
    <meta:document-statistic meta:table-count="1" meta:cell-count="102" meta:object-count="0"/>
  </office:meta>
</office:document-meta>
</file>